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fo:min-height="0.511cm"/>
    </style:style>
    <style:style style:name="gr11" style:family="graphic" style:parent-style-name="objectwithoutfill">
      <style:graphic-properties draw:stroke="dash" draw:stroke-dash="Fine_20_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257cm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text-properties style:font-name="FreeMono1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font-name="PT Sans" fo:font-size="10pt" style:font-size-asian="10pt" style:font-size-complex="10pt"/>
    </style:style>
    <style:style style:name="T1" style:family="text">
      <style:text-properties style:font-name="FreeMono1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style:style style:name="T6" style:family="text">
      <style:text-properties style:text-position="super 58%" fo:font-size="10pt" fo:font-style="italic" style:font-size-asian="10pt" style:font-style-asian="italic" style:font-weight-asian="normal" style:font-size-complex="10pt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58%"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text-position="0% 100%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text-position="sub 58%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PT Sans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text-position="sub 58%" style:font-name="PT Sans"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text-position="super 58%" style:font-name="PT Sans" fo:font-size="10pt" fo:font-style="italic" style:font-size-asian="10pt" style:font-style-asian="italic" style:font-weight-asian="normal" style:font-size-complex="10pt" style:font-style-complex="italic"/>
    </style:style>
    <style:style style:name="T14" style:family="text">
      <style:text-properties style:font-name="PT Sans" fo:font-size="10pt" style:font-size-asian="10pt" style:font-size-complex="10pt"/>
    </style:style>
    <style:style style:name="T15" style:family="text">
      <style:text-properties style:font-name="PT Sans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><text:span text:style-name="T1">50000</text:span></text:p>
          </draw:text-box>
        </draw:frame>
        <draw:frame draw:style-name="gr3" draw:text-style-name="P2" draw:layer="layout" svg:width="2.159cm" svg:height="0.602cm" svg:x="11.541cm" svg:y="14.589cm">
          <draw:text-box>
            <text:p><text:span text:style-name="T1">100000</text:span></text:p>
          </draw:text-box>
        </draw:frame>
        <draw:frame draw:style-name="gr3" draw:text-style-name="P2" draw:layer="layout" svg:width="2.159cm" svg:height="0.602cm" svg:x="16.24cm" svg:y="14.462cm">
          <draw:text-box>
            <text:p><text:span text:style-name="T1">15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><text:span text:style-name="T2">Time (ms)</text:span></text:p>
          </draw:text-box>
        </draw:frame>
        <draw:frame draw:style-name="gr5" draw:text-style-name="P4" draw:layer="layout" svg:width="2.794cm" svg:height="1.165cm" svg:x="1cm" svg:y="4.81cm">
          <draw:text-box>
            <text:p text:style-name="P1"><text:span text:style-name="T3">Node connectivity</text:span></text:p>
          </draw:text-box>
        </draw:frame>
        <draw:frame draw:style-name="gr6" draw:text-style-name="P5" draw:layer="layout" svg:width="1.905cm" svg:height="1.169cm" svg:x="1.762cm" svg:y="10.271cm">
          <draw:text-box>
            <text:p><text:span text:style-name="T4">N</text:span><text:span text:style-name="T5">1</text:span><text:span text:style-name="T6">'</text:span><text:span text:style-name="T7"> – </text:span><text:span text:style-name="T4">R</text:span><text:span text:style-name="T8">'</text:span></text:p>
            <text:p><text:span text:style-name="T9">(Link 2)</text:span></text:p>
          </draw:text-box>
        </draw:frame>
        <draw:line draw:style-name="gr2" draw:text-style-name="P1" draw:layer="layout" svg:x1="3.667cm" svg:y1="10.652cm" svg:x2="4.302cm" svg:y2="10.652cm">
          <text:p/>
        </draw:line>
        <draw:connector draw:style-name="gr7" draw:text-style-name="P1" draw:layer="layout" draw:type="line" svg:x1="3.921cm" svg:y1="8.493cm" svg:x2="4.631cm" svg:y2="8.493cm" svg:d="m3921 8493h710" svg:viewBox="0 0 711 1">
          <text:p/>
        </draw:connector>
        <draw:frame draw:style-name="gr8" draw:text-style-name="P2" draw:layer="layout" svg:width="2.032cm" svg:height="0.758cm" svg:x="3.54cm" svg:y="14.593cm">
          <draw:text-box>
            <text:p><text:span text:style-name="T1">0</text:span></text:p>
          </draw:text-box>
        </draw:frame>
        <draw:line draw:style-name="gr9" draw:text-style-name="P1" draw:layer="layout" svg:x1="4.196cm" svg:y1="8.086cm" svg:x2="4.196cm" svg:y2="8.721cm">
          <text:p/>
        </draw:line>
        <draw:frame draw:style-name="gr10" draw:text-style-name="P6" draw:layer="layout" svg:width="1.524cm" svg:height="0.761cm" svg:x="3.937cm" svg:y="8.943cm">
          <draw:text-box>
            <text:p><text:span text:style-name="T4">i</text:span><text:span text:style-name="T10">1</text:span><text:span text:style-name="T7"> sent</text:span></text:p>
          </draw:text-box>
        </draw:frame>
        <draw:connector draw:style-name="gr7" draw:text-style-name="P1" draw:layer="layout" draw:type="line" svg:x1="4.81cm" svg:y1="10.652cm" svg:x2="6.324cm" svg:y2="10.636cm" svg:d="m4810 10652 1514-16" svg:viewBox="0 0 1515 17">
          <text:p/>
        </draw:connector>
        <draw:connector draw:style-name="gr7" draw:text-style-name="P1" draw:layer="layout" draw:type="line" svg:x1="7.778cm" svg:y1="8.526cm" svg:x2="11.007cm" svg:y2="8.536cm" svg:d="m7778 8526 3229 10" svg:viewBox="0 0 3230 11">
          <text:p/>
        </draw:connector>
        <draw:connector draw:style-name="gr7" draw:text-style-name="P1" draw:layer="layout" draw:type="line" svg:x1="12.15cm" svg:y1="8.515cm" svg:x2="17.246cm" svg:y2="8.509cm" svg:d="m12150 8515 5096-6" svg:viewBox="0 0 5097 7">
          <text:p/>
        </draw:connector>
        <draw:line draw:style-name="gr9" draw:text-style-name="P1" draw:layer="layout" svg:x1="8.419cm" svg:y1="8.145cm" svg:x2="8.419cm" svg:y2="8.78cm">
          <text:p/>
        </draw:line>
        <draw:line draw:style-name="gr9" draw:text-style-name="P1" draw:layer="layout" svg:x1="13.674cm" svg:y1="8.144cm" svg:x2="13.674cm" svg:y2="8.779cm">
          <text:p/>
        </draw:line>
        <draw:frame draw:style-name="gr10" draw:text-style-name="P6" draw:layer="layout" svg:width="1.524cm" svg:height="0.761cm" svg:x="7.911cm" svg:y="8.907cm">
          <draw:text-box>
            <text:p><text:span text:style-name="T4">i</text:span><text:span text:style-name="T10">2</text:span><text:span text:style-name="T7"> sent</text:span></text:p>
          </draw:text-box>
        </draw:frame>
        <draw:frame draw:style-name="gr10" draw:text-style-name="P6" draw:layer="layout" svg:width="1.524cm" svg:height="0.761cm" svg:x="13.293cm" svg:y="8.907cm">
          <draw:text-box>
            <text:p><text:span text:style-name="T4">i</text:span><text:span text:style-name="T10">3</text:span><text:span text:style-name="T7"> sent</text:span></text:p>
          </draw:text-box>
        </draw:frame>
        <draw:line draw:style-name="gr2" draw:text-style-name="P1" draw:layer="layout" svg:x1="6.234cm" svg:y1="14.194cm" svg:x2="6.234cm" svg:y2="14.702cm">
          <text:p/>
        </draw:line>
        <draw:frame draw:style-name="gr3" draw:text-style-name="P2" draw:layer="layout" svg:width="1.651cm" svg:height="0.602cm" svg:x="5.445cm" svg:y="14.716cm">
          <draw:text-box>
            <text:p><text:span text:style-name="T1">35000</text:span></text:p>
          </draw:text-box>
        </draw:frame>
        <draw:frame draw:style-name="gr6" draw:text-style-name="P6" draw:layer="layout" svg:width="1.905cm" svg:height="1.169cm" svg:x="1.762cm" svg:y="8.099cm">
          <draw:text-box>
            <text:p><text:span text:style-name="T4">N</text:span><text:span text:style-name="T10">2</text:span><text:span text:style-name="T6">'</text:span><text:span text:style-name="T7"> – </text:span><text:span text:style-name="T4">R</text:span><text:span text:style-name="T8">'</text:span></text:p>
            <text:p><text:span text:style-name="T9">(Link 1)</text:span></text:p>
          </draw:text-box>
        </draw:frame>
        <draw:line draw:style-name="gr2" draw:text-style-name="P1" draw:layer="layout" svg:x1="3.694cm" svg:y1="8.493cm" svg:x2="4.329cm" svg:y2="8.493cm">
          <text:p/>
        </draw:line>
        <draw:connector draw:style-name="gr7" draw:text-style-name="P1" draw:layer="layout" draw:type="line" svg:x1="12.16cm" svg:y1="10.652cm" svg:x2="17.256cm" svg:y2="10.646cm" svg:d="m12160 10652 5096-6" svg:viewBox="0 0 5097 7">
          <text:p/>
        </draw:connector>
        <draw:line draw:style-name="gr11" draw:text-style-name="P1" draw:layer="layout" svg:x1="4.429cm" svg:y1="7.604cm" svg:x2="4.429cm" svg:y2="8.874cm">
          <text:p/>
        </draw:line>
        <draw:frame draw:style-name="gr12" draw:text-style-name="P6" draw:layer="layout" svg:width="3.429cm" svg:height="0.761cm" svg:x="4.937cm" svg:y="6.715cm">
          <draw:text-box>
            <text:p><text:span text:style-name="T4">i</text:span><text:span text:style-name="T10">1</text:span><text:span text:style-name="T7"> re-transmissions</text:span></text:p>
          </draw:text-box>
        </draw:frame>
        <draw:line draw:style-name="gr11" draw:text-style-name="P1" draw:layer="layout" svg:x1="5.445cm" svg:y1="7.604cm" svg:x2="5.445cm" svg:y2="8.874cm">
          <text:p/>
        </draw:line>
        <draw:line draw:style-name="gr11" draw:text-style-name="P1" draw:layer="layout" svg:x1="6.588cm" svg:y1="7.604cm" svg:x2="6.588cm" svg:y2="8.874cm">
          <text:p/>
        </draw:line>
        <draw:line draw:style-name="gr11" draw:text-style-name="P1" draw:layer="layout" svg:x1="6.588cm" svg:y1="7.604cm" svg:x2="6.588cm" svg:y2="8.874cm">
          <text:p/>
        </draw:line>
        <draw:line draw:style-name="gr11" draw:text-style-name="P1" draw:layer="layout" svg:x1="7.858cm" svg:y1="7.604cm" svg:x2="7.858cm" svg:y2="8.874cm">
          <text:p/>
        </draw:line>
        <draw:line draw:style-name="gr11" draw:text-style-name="P1" draw:layer="layout" svg:x1="13.192cm" svg:y1="5.826cm" svg:x2="14.335cm" svg:y2="5.826cm">
          <text:p/>
        </draw:line>
        <draw:line draw:style-name="gr9" draw:text-style-name="P1" draw:layer="layout" svg:x1="13.192cm" svg:y1="4.937cm" svg:x2="14.335cm" svg:y2="4.937cm">
          <text:p/>
        </draw:line>
        <draw:line draw:style-name="gr2" draw:text-style-name="P1" draw:layer="layout" svg:x1="12.811cm" svg:y1="4.175cm" svg:x2="12.811cm" svg:y2="6.588cm">
          <text:p/>
        </draw:line>
        <draw:line draw:style-name="gr2" draw:text-style-name="P1" draw:layer="layout" svg:x1="17.256cm" svg:y1="4.175cm" svg:x2="17.256cm" svg:y2="6.588cm">
          <text:p/>
        </draw:line>
        <draw:line draw:style-name="gr2" draw:text-style-name="P1" draw:layer="layout" svg:x1="12.811cm" svg:y1="4.175cm" svg:x2="17.256cm" svg:y2="4.175cm">
          <text:p/>
        </draw:line>
        <draw:line draw:style-name="gr2" draw:text-style-name="P1" draw:layer="layout" svg:x1="12.811cm" svg:y1="6.588cm" svg:x2="17.256cm" svg:y2="6.588cm">
          <text:p/>
        </draw:line>
        <draw:frame draw:style-name="gr13" draw:text-style-name="P4" draw:layer="layout" svg:width="2.667cm" svg:height="0.885cm" svg:x="14.335cm" svg:y="4.56cm">
          <draw:text-box>
            <text:p text:style-name="P7"><text:span text:style-name="T11">N</text:span><text:span text:style-name="T12">2</text:span><text:span text:style-name="T13">'</text:span><text:span text:style-name="T14"> </text:span><text:span text:style-name="T15">Interest</text:span><text:span text:style-name="T14"> </text:span></text:p>
          </draw:text-box>
        </draw:frame>
        <draw:frame draw:style-name="gr13" draw:text-style-name="P7" draw:layer="layout" svg:width="2.921cm" svg:height="0.885cm" svg:x="14.335cm" svg:y="5.449cm">
          <draw:text-box>
            <text:p text:style-name="P7"><text:span text:style-name="T15">DTNx</text:span><text:span text:style-name="T14"> </text:span><text:span text:style-name="T15">Inter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2-11T14:48:39.653347502</dc:date>
    <meta:editing-duration>PT1H18M26S</meta:editing-duration>
    <meta:editing-cycles>9</meta:editing-cycles>
    <meta:generator>LibreOffice/4.1.4.2$Linux_X86_64 LibreOffice_project/410$Build-2</meta:generator>
    <meta:document-statistic meta:object-count="42"/>
  </office:meta>
</office:document-meta>
</file>